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8.989cm" svg:height="19.39cm" svg:x="13.797cm" svg:y="0.637cm">
            <draw:object draw:notify-on-update-of-ranges="Feuille1.A1:Feuille1.A1 Feuille1.B3:Feuille1.B33 Feuille1.A3:Feuille1.A33 Feuille1.D1:Feuille1.D1 Feuille1.E3:Feuille1.E33 Feuille1.D3:Feuille1.D33 Feuille1.B36:Feuille1.B36 Feuille1.C37:Feuille1.C37 Feuille1.B37:Feuille1.B3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 table:number-columns-spanned="2" table:number-rows-spanned="1">
            <text:p>badge a</text:p>
          </table:table-cell>
          <table:covered-table-cell/>
          <table:table-cell/>
          <table:table-cell office:value-type="string" calcext:value-type="string" table:number-columns-spanned="2" table:number-rows-spanned="1">
            <text:p>badge b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xa</text:p>
          </table:table-cell>
          <table:table-cell office:value-type="string" calcext:value-type="string">
            <text:p>ya</text:p>
          </table:table-cell>
          <table:table-cell/>
          <table:table-cell office:value-type="string" calcext:value-type="string">
            <text:p>xb</text:p>
          </table:table-cell>
          <table:table-cell office:value-type="string" calcext:value-type="string">
            <text:p>yb</text:p>
          </table:table-cell>
          <table:table-cell table:number-columns-repeated="1019"/>
        </table:table-row>
        <table:table-row table:style-name="ro1">
          <table:table-cell office:value-type="float" office:value="532.95343" calcext:value-type="float">
            <text:p>532,95343</text:p>
          </table:table-cell>
          <table:table-cell office:value-type="float" office:value="630.000916" calcext:value-type="float">
            <text:p>630,000916</text:p>
          </table:table-cell>
          <table:table-cell/>
          <table:table-cell office:value-type="float" office:value="562.576782" calcext:value-type="float">
            <text:p>562,576782</text:p>
          </table:table-cell>
          <table:table-cell office:value-type="float" office:value="634.072388" calcext:value-type="float">
            <text:p>634,072388</text:p>
          </table:table-cell>
          <table:table-cell table:number-columns-repeated="1019"/>
        </table:table-row>
        <table:table-row table:style-name="ro1">
          <table:table-cell office:value-type="float" office:value="681.920654" calcext:value-type="float">
            <text:p>681,920654</text:p>
          </table:table-cell>
          <table:table-cell office:value-type="float" office:value="650.63208" calcext:value-type="float">
            <text:p>650,63208</text:p>
          </table:table-cell>
          <table:table-cell/>
          <table:table-cell office:value-type="float" office:value="515.748779" calcext:value-type="float">
            <text:p>515,748779</text:p>
          </table:table-cell>
          <table:table-cell office:value-type="float" office:value="655.75592" calcext:value-type="float">
            <text:p>655,75592</text:p>
          </table:table-cell>
          <table:table-cell table:number-columns-repeated="1019"/>
        </table:table-row>
        <table:table-row table:style-name="ro1">
          <table:table-cell office:value-type="float" office:value="676.674622" calcext:value-type="float">
            <text:p>676,674622</text:p>
          </table:table-cell>
          <table:table-cell office:value-type="float" office:value="657.115234" calcext:value-type="float">
            <text:p>657,115234</text:p>
          </table:table-cell>
          <table:table-cell/>
          <table:table-cell office:value-type="float" office:value="507.635864" calcext:value-type="float">
            <text:p>507,635864</text:p>
          </table:table-cell>
          <table:table-cell office:value-type="float" office:value="606.387573" calcext:value-type="float">
            <text:p>606,387573</text:p>
          </table:table-cell>
          <table:table-cell table:number-columns-repeated="1019"/>
        </table:table-row>
        <table:table-row table:style-name="ro1">
          <table:table-cell office:value-type="float" office:value="675.64679" calcext:value-type="float">
            <text:p>675,64679</text:p>
          </table:table-cell>
          <table:table-cell office:value-type="float" office:value="660.528625" calcext:value-type="float">
            <text:p>660,528625</text:p>
          </table:table-cell>
          <table:table-cell/>
          <table:table-cell office:value-type="float" office:value="660.549866" calcext:value-type="float">
            <text:p>660,549866</text:p>
          </table:table-cell>
          <table:table-cell office:value-type="float" office:value="644.531799" calcext:value-type="float">
            <text:p>644,531799</text:p>
          </table:table-cell>
          <table:table-cell table:number-columns-repeated="1019"/>
        </table:table-row>
        <table:table-row table:style-name="ro1">
          <table:table-cell office:value-type="float" office:value="678.030823" calcext:value-type="float">
            <text:p>678,030823</text:p>
          </table:table-cell>
          <table:table-cell office:value-type="float" office:value="659.43158" calcext:value-type="float">
            <text:p>659,43158</text:p>
          </table:table-cell>
          <table:table-cell/>
          <table:table-cell office:value-type="float" office:value="580.960449" calcext:value-type="float">
            <text:p>580,960449</text:p>
          </table:table-cell>
          <table:table-cell office:value-type="float" office:value="664.393677" calcext:value-type="float">
            <text:p>664,393677</text:p>
          </table:table-cell>
          <table:table-cell table:number-columns-repeated="1019"/>
        </table:table-row>
        <table:table-row table:style-name="ro1">
          <table:table-cell office:value-type="float" office:value="676.510193" calcext:value-type="float">
            <text:p>676,510193</text:p>
          </table:table-cell>
          <table:table-cell office:value-type="float" office:value="654.748474" calcext:value-type="float">
            <text:p>654,748474</text:p>
          </table:table-cell>
          <table:table-cell/>
          <table:table-cell office:value-type="float" office:value="577.111084" calcext:value-type="float">
            <text:p>577,111084</text:p>
          </table:table-cell>
          <table:table-cell office:value-type="float" office:value="611.179749" calcext:value-type="float">
            <text:p>611,179749</text:p>
          </table:table-cell>
          <table:table-cell table:number-columns-repeated="1019"/>
        </table:table-row>
        <table:table-row table:style-name="ro1">
          <table:table-cell office:value-type="float" office:value="676.174133" calcext:value-type="float">
            <text:p>676,174133</text:p>
          </table:table-cell>
          <table:table-cell office:value-type="float" office:value="659.217224" calcext:value-type="float">
            <text:p>659,217224</text:p>
          </table:table-cell>
          <table:table-cell/>
          <table:table-cell office:value-type="float" office:value="660.703308" calcext:value-type="float">
            <text:p>660,703308</text:p>
          </table:table-cell>
          <table:table-cell office:value-type="float" office:value="604.973633" calcext:value-type="float">
            <text:p>604,973633</text:p>
          </table:table-cell>
          <table:table-cell table:number-columns-repeated="1019"/>
        </table:table-row>
        <table:table-row table:style-name="ro1">
          <table:table-cell office:value-type="float" office:value="671.893677" calcext:value-type="float">
            <text:p>671,893677</text:p>
          </table:table-cell>
          <table:table-cell office:value-type="float" office:value="659.199646" calcext:value-type="float">
            <text:p>659,199646</text:p>
          </table:table-cell>
          <table:table-cell/>
          <table:table-cell office:value-type="float" office:value="672.279541" calcext:value-type="float">
            <text:p>672,279541</text:p>
          </table:table-cell>
          <table:table-cell office:value-type="float" office:value="631.674011" calcext:value-type="float">
            <text:p>631,674011</text:p>
          </table:table-cell>
          <table:table-cell table:number-columns-repeated="1019"/>
        </table:table-row>
        <table:table-row table:style-name="ro1">
          <table:table-cell office:value-type="float" office:value="672.322937" calcext:value-type="float">
            <text:p>672,322937</text:p>
          </table:table-cell>
          <table:table-cell office:value-type="float" office:value="606.996582" calcext:value-type="float">
            <text:p>606,996582</text:p>
          </table:table-cell>
          <table:table-cell/>
          <table:table-cell office:value-type="float" office:value="577.496765" calcext:value-type="float">
            <text:p>577,496765</text:p>
          </table:table-cell>
          <table:table-cell office:value-type="float" office:value="664.381287" calcext:value-type="float">
            <text:p>664,381287</text:p>
          </table:table-cell>
          <table:table-cell table:number-columns-repeated="1019"/>
        </table:table-row>
        <table:table-row table:style-name="ro1">
          <table:table-cell office:value-type="float" office:value="677.68512" calcext:value-type="float">
            <text:p>677,68512</text:p>
          </table:table-cell>
          <table:table-cell office:value-type="float" office:value="658.580261" calcext:value-type="float">
            <text:p>658,580261</text:p>
          </table:table-cell>
          <table:table-cell/>
          <table:table-cell office:value-type="float" office:value="525.248657" calcext:value-type="float">
            <text:p>525,248657</text:p>
          </table:table-cell>
          <table:table-cell office:value-type="float" office:value="642.067505" calcext:value-type="float">
            <text:p>642,067505</text:p>
          </table:table-cell>
          <table:table-cell table:number-columns-repeated="1019"/>
        </table:table-row>
        <table:table-row table:style-name="ro1">
          <table:table-cell office:value-type="float" office:value="686.367859" calcext:value-type="float">
            <text:p>686,367859</text:p>
          </table:table-cell>
          <table:table-cell office:value-type="float" office:value="647.673584" calcext:value-type="float">
            <text:p>647,673584</text:p>
          </table:table-cell>
          <table:table-cell/>
          <table:table-cell office:value-type="float" office:value="682.95166" calcext:value-type="float">
            <text:p>682,95166</text:p>
          </table:table-cell>
          <table:table-cell office:value-type="float" office:value="648.888733" calcext:value-type="float">
            <text:p>648,888733</text:p>
          </table:table-cell>
          <table:table-cell table:number-columns-repeated="1019"/>
        </table:table-row>
        <table:table-row table:style-name="ro1">
          <table:table-cell office:value-type="float" office:value="692.619568" calcext:value-type="float">
            <text:p>692,619568</text:p>
          </table:table-cell>
          <table:table-cell office:value-type="float" office:value="654.274414" calcext:value-type="float">
            <text:p>654,274414</text:p>
          </table:table-cell>
          <table:table-cell/>
          <table:table-cell office:value-type="float" office:value="400.783112" calcext:value-type="float">
            <text:p>400,783112</text:p>
          </table:table-cell>
          <table:table-cell office:value-type="float" office:value="643.299255" calcext:value-type="float">
            <text:p>643,299255</text:p>
          </table:table-cell>
          <table:table-cell table:number-columns-repeated="1019"/>
        </table:table-row>
        <table:table-row table:style-name="ro1">
          <table:table-cell office:value-type="float" office:value="675.052002" calcext:value-type="float">
            <text:p>675,052002</text:p>
          </table:table-cell>
          <table:table-cell office:value-type="float" office:value="637.957458" calcext:value-type="float">
            <text:p>637,957458</text:p>
          </table:table-cell>
          <table:table-cell/>
          <table:table-cell office:value-type="float" office:value="676.49884" calcext:value-type="float">
            <text:p>676,49884</text:p>
          </table:table-cell>
          <table:table-cell office:value-type="float" office:value="654.757874" calcext:value-type="float">
            <text:p>654,757874</text:p>
          </table:table-cell>
          <table:table-cell table:number-columns-repeated="1019"/>
        </table:table-row>
        <table:table-row table:style-name="ro1">
          <table:table-cell office:value-type="float" office:value="607.654053" calcext:value-type="float">
            <text:p>607,654053</text:p>
          </table:table-cell>
          <table:table-cell office:value-type="float" office:value="634.034912" calcext:value-type="float">
            <text:p>634,034912</text:p>
          </table:table-cell>
          <table:table-cell/>
          <table:table-cell office:value-type="float" office:value="400.77594" calcext:value-type="float">
            <text:p>400,77594</text:p>
          </table:table-cell>
          <table:table-cell office:value-type="float" office:value="643.296387" calcext:value-type="float">
            <text:p>643,296387</text:p>
          </table:table-cell>
          <table:table-cell table:number-columns-repeated="1019"/>
        </table:table-row>
        <table:table-row table:style-name="ro1">
          <table:table-cell office:value-type="float" office:value="656.294861" calcext:value-type="float">
            <text:p>656,294861</text:p>
          </table:table-cell>
          <table:table-cell office:value-type="float" office:value="694.558655" calcext:value-type="float">
            <text:p>694,558655</text:p>
          </table:table-cell>
          <table:table-cell/>
          <table:table-cell office:value-type="float" office:value="663.541626" calcext:value-type="float">
            <text:p>663,541626</text:p>
          </table:table-cell>
          <table:table-cell office:value-type="float" office:value="624.800232" calcext:value-type="float">
            <text:p>624,800232</text:p>
          </table:table-cell>
          <table:table-cell table:number-columns-repeated="1019"/>
        </table:table-row>
        <table:table-row table:style-name="ro1">
          <table:table-cell office:value-type="float" office:value="685.531555" calcext:value-type="float">
            <text:p>685,531555</text:p>
          </table:table-cell>
          <table:table-cell office:value-type="float" office:value="638.186951" calcext:value-type="float">
            <text:p>638,186951</text:p>
          </table:table-cell>
          <table:table-cell/>
          <table:table-cell office:value-type="float" office:value="672.979675" calcext:value-type="float">
            <text:p>672,979675</text:p>
          </table:table-cell>
          <table:table-cell office:value-type="float" office:value="574.005066" calcext:value-type="float">
            <text:p>574,005066</text:p>
          </table:table-cell>
          <table:table-cell table:number-columns-repeated="1019"/>
        </table:table-row>
        <table:table-row table:style-name="ro1">
          <table:table-cell office:value-type="float" office:value="372.618286" calcext:value-type="float">
            <text:p>372,618286</text:p>
          </table:table-cell>
          <table:table-cell office:value-type="float" office:value="573.717407" calcext:value-type="float">
            <text:p>573,717407</text:p>
          </table:table-cell>
          <table:table-cell/>
          <table:table-cell office:value-type="float" office:value="677.143982" calcext:value-type="float">
            <text:p>677,143982</text:p>
          </table:table-cell>
          <table:table-cell office:value-type="float" office:value="655.612671" calcext:value-type="float">
            <text:p>655,612671</text:p>
          </table:table-cell>
          <table:table-cell table:number-columns-repeated="1019"/>
        </table:table-row>
        <table:table-row table:style-name="ro1">
          <table:table-cell office:value-type="float" office:value="675.043762" calcext:value-type="float">
            <text:p>675,043762</text:p>
          </table:table-cell>
          <table:table-cell office:value-type="float" office:value="637.881531" calcext:value-type="float">
            <text:p>637,881531</text:p>
          </table:table-cell>
          <table:table-cell/>
          <table:table-cell office:value-type="float" office:value="671.336426" calcext:value-type="float">
            <text:p>671,336426</text:p>
          </table:table-cell>
          <table:table-cell office:value-type="float" office:value="584.322937" calcext:value-type="float">
            <text:p>584,322937</text:p>
          </table:table-cell>
          <table:table-cell table:number-columns-repeated="1019"/>
        </table:table-row>
        <table:table-row table:style-name="ro1">
          <table:table-cell office:value-type="float" office:value="684.381836" calcext:value-type="float">
            <text:p>684,381836</text:p>
          </table:table-cell>
          <table:table-cell office:value-type="float" office:value="658.096985" calcext:value-type="float">
            <text:p>658,096985</text:p>
          </table:table-cell>
          <table:table-cell/>
          <table:table-cell office:value-type="float" office:value="677.132629" calcext:value-type="float">
            <text:p>677,132629</text:p>
          </table:table-cell>
          <table:table-cell office:value-type="float" office:value="655.577271" calcext:value-type="float">
            <text:p>655,577271</text:p>
          </table:table-cell>
          <table:table-cell table:number-columns-repeated="1019"/>
        </table:table-row>
        <table:table-row table:style-name="ro1">
          <table:table-cell office:value-type="float" office:value="435.768616" calcext:value-type="float">
            <text:p>435,768616</text:p>
          </table:table-cell>
          <table:table-cell office:value-type="float" office:value="499.586853" calcext:value-type="float">
            <text:p>499,586853</text:p>
          </table:table-cell>
          <table:table-cell/>
          <table:table-cell office:value-type="float" office:value="676.535706" calcext:value-type="float">
            <text:p>676,535706</text:p>
          </table:table-cell>
          <table:table-cell office:value-type="float" office:value="655.333557" calcext:value-type="float">
            <text:p>655,333557</text:p>
          </table:table-cell>
          <table:table-cell table:number-columns-repeated="1019"/>
        </table:table-row>
        <table:table-row table:style-name="ro1">
          <table:table-cell office:value-type="float" office:value="677.547668" calcext:value-type="float">
            <text:p>677,547668</text:p>
          </table:table-cell>
          <table:table-cell office:value-type="float" office:value="648.09491" calcext:value-type="float">
            <text:p>648,09491</text:p>
          </table:table-cell>
          <table:table-cell/>
          <table:table-cell office:value-type="float" office:value="657.026611" calcext:value-type="float">
            <text:p>657,026611</text:p>
          </table:table-cell>
          <table:table-cell office:value-type="float" office:value="682.437012" calcext:value-type="float">
            <text:p>682,437012</text:p>
          </table:table-cell>
          <table:table-cell table:number-columns-repeated="1019"/>
        </table:table-row>
        <table:table-row table:style-name="ro1">
          <table:table-cell office:value-type="float" office:value="531.593384" calcext:value-type="float">
            <text:p>531,593384</text:p>
          </table:table-cell>
          <table:table-cell office:value-type="float" office:value="501.197815" calcext:value-type="float">
            <text:p>501,197815</text:p>
          </table:table-cell>
          <table:table-cell/>
          <table:table-cell office:value-type="float" office:value="678.467285" calcext:value-type="float">
            <text:p>678,467285</text:p>
          </table:table-cell>
          <table:table-cell office:value-type="float" office:value="651.370789" calcext:value-type="float">
            <text:p>651,370789</text:p>
          </table:table-cell>
          <table:table-cell table:number-columns-repeated="1019"/>
        </table:table-row>
        <table:table-row table:style-name="ro1">
          <table:table-cell office:value-type="float" office:value="677.053894" calcext:value-type="float">
            <text:p>677,053894</text:p>
          </table:table-cell>
          <table:table-cell office:value-type="float" office:value="657.103577" calcext:value-type="float">
            <text:p>657,103577</text:p>
          </table:table-cell>
          <table:table-cell/>
          <table:table-cell office:value-type="float" office:value="659.118958" calcext:value-type="float">
            <text:p>659,118958</text:p>
          </table:table-cell>
          <table:table-cell office:value-type="float" office:value="677.206909" calcext:value-type="float">
            <text:p>677,206909</text:p>
          </table:table-cell>
          <table:table-cell table:number-columns-repeated="1019"/>
        </table:table-row>
        <table:table-row table:style-name="ro1">
          <table:table-cell office:value-type="float" office:value="682.922363" calcext:value-type="float">
            <text:p>682,922363</text:p>
          </table:table-cell>
          <table:table-cell office:value-type="float" office:value="648.806702" calcext:value-type="float">
            <text:p>648,806702</text:p>
          </table:table-cell>
          <table:table-cell/>
          <table:table-cell office:value-type="float" office:value="678.461731" calcext:value-type="float">
            <text:p>678,461731</text:p>
          </table:table-cell>
          <table:table-cell office:value-type="float" office:value="651.38916" calcext:value-type="float">
            <text:p>651,38916</text:p>
          </table:table-cell>
          <table:table-cell table:number-columns-repeated="1019"/>
        </table:table-row>
        <table:table-row table:style-name="ro1">
          <table:table-cell office:value-type="float" office:value="407.727112" calcext:value-type="float">
            <text:p>407,727112</text:p>
          </table:table-cell>
          <table:table-cell office:value-type="float" office:value="449.507904" calcext:value-type="float">
            <text:p>449,507904</text:p>
          </table:table-cell>
          <table:table-cell/>
          <table:table-cell office:value-type="float" office:value="672.982361" calcext:value-type="float">
            <text:p>672,982361</text:p>
          </table:table-cell>
          <table:table-cell office:value-type="float" office:value="573.771484" calcext:value-type="float">
            <text:p>573,771484</text:p>
          </table:table-cell>
          <table:table-cell table:number-columns-repeated="1019"/>
        </table:table-row>
        <table:table-row table:style-name="ro1">
          <table:table-cell office:value-type="float" office:value="692.202148" calcext:value-type="float">
            <text:p>692,202148</text:p>
          </table:table-cell>
          <table:table-cell office:value-type="float" office:value="662.055603" calcext:value-type="float">
            <text:p>662,055603</text:p>
          </table:table-cell>
          <table:table-cell/>
          <table:table-cell office:value-type="float" office:value="677.52533" calcext:value-type="float">
            <text:p>677,52533</text:p>
          </table:table-cell>
          <table:table-cell office:value-type="float" office:value="649.977539" calcext:value-type="float">
            <text:p>649,977539</text:p>
          </table:table-cell>
          <table:table-cell table:number-columns-repeated="1019"/>
        </table:table-row>
        <table:table-row table:style-name="ro1">
          <table:table-cell office:value-type="float" office:value="348.426483" calcext:value-type="float">
            <text:p>348,426483</text:p>
          </table:table-cell>
          <table:table-cell office:value-type="float" office:value="674.924927" calcext:value-type="float">
            <text:p>674,924927</text:p>
          </table:table-cell>
          <table:table-cell/>
          <table:table-cell office:value-type="float" office:value="677.087769" calcext:value-type="float">
            <text:p>677,087769</text:p>
          </table:table-cell>
          <table:table-cell office:value-type="float" office:value="506.434021" calcext:value-type="float">
            <text:p>506,434021</text:p>
          </table:table-cell>
          <table:table-cell table:number-columns-repeated="1019"/>
        </table:table-row>
        <table:table-row table:style-name="ro1">
          <table:table-cell office:value-type="float" office:value="658.982727" calcext:value-type="float">
            <text:p>658,982727</text:p>
          </table:table-cell>
          <table:table-cell office:value-type="float" office:value="677.311218" calcext:value-type="float">
            <text:p>677,311218</text:p>
          </table:table-cell>
          <table:table-cell/>
          <table:table-cell office:value-type="float" office:value="403.383942" calcext:value-type="float">
            <text:p>403,383942</text:p>
          </table:table-cell>
          <table:table-cell office:value-type="float" office:value="629.772278" calcext:value-type="float">
            <text:p>629,772278</text:p>
          </table:table-cell>
          <table:table-cell table:number-columns-repeated="1019"/>
        </table:table-row>
        <table:table-row table:style-name="ro1">
          <table:table-cell office:value-type="float" office:value="687.308289" calcext:value-type="float">
            <text:p>687,308289</text:p>
          </table:table-cell>
          <table:table-cell office:value-type="float" office:value="660.806213" calcext:value-type="float">
            <text:p>660,806213</text:p>
          </table:table-cell>
          <table:table-cell/>
          <table:table-cell office:value-type="float" office:value="683.787598" calcext:value-type="float">
            <text:p>683,787598</text:p>
          </table:table-cell>
          <table:table-cell office:value-type="float" office:value="610.974792" calcext:value-type="float">
            <text:p>610,974792</text:p>
          </table:table-cell>
          <table:table-cell table:number-columns-repeated="1019"/>
        </table:table-row>
        <table:table-row table:style-name="ro1">
          <table:table-cell office:value-type="float" office:value="674.576904" calcext:value-type="float">
            <text:p>674,576904</text:p>
          </table:table-cell>
          <table:table-cell office:value-type="float" office:value="659.516174" calcext:value-type="float">
            <text:p>659,516174</text:p>
          </table:table-cell>
          <table:table-cell/>
          <table:table-cell office:value-type="float" office:value="399.891022" calcext:value-type="float">
            <text:p>399,891022</text:p>
          </table:table-cell>
          <table:table-cell office:value-type="float" office:value="582.284058" calcext:value-type="float">
            <text:p>582,284058</text:p>
          </table:table-cell>
          <table:table-cell table:number-columns-repeated="1019"/>
        </table:table-row>
        <table:table-row table:style-name="ro1">
          <table:table-cell office:value-type="float" office:value="685.377991" calcext:value-type="float">
            <text:p>685,377991</text:p>
          </table:table-cell>
          <table:table-cell office:value-type="float" office:value="657.579407" calcext:value-type="float">
            <text:p>657,579407</text:p>
          </table:table-cell>
          <table:table-cell/>
          <table:table-cell office:value-type="float" office:value="675.569275" calcext:value-type="float">
            <text:p>675,569275</text:p>
          </table:table-cell>
          <table:table-cell office:value-type="float" office:value="601.085083" calcext:value-type="float">
            <text:p>601,085083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dge reel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1.26" calcext:value-type="float">
            <text:p>661,26</text:p>
          </table:table-cell>
          <table:table-cell office:value-type="float" office:value="670.65" calcext:value-type="float">
            <text:p>670,65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6:03:48.252504936</meta:creation-date>
    <dc:date>2016-08-12T10:41:17.134225403</dc:date>
    <meta:editing-duration>PT18H37M29S</meta:editing-duration>
    <meta:editing-cycles>3</meta:editing-cycles>
    <meta:generator>LibreOffice/4.3.3.2$Linux_X86_64 LibreOffice_project/430m0$Build-2</meta:generator>
    <meta:document-statistic meta:table-count="1" meta:cell-count="1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99cm" svg:height="19.391cm" xlink:href=".." xlink:type="simple" chart:class="chart:scatter" chart:style-name="ch1">
        <chart:title svg:x="10.681cm" svg:y="0.523cm" chart:style-name="ch2">
          <text:p>Dispersion des coordonnées du badge</text:p>
        </chart:title>
        <chart:subtitle svg:x="12.163cm" svg:y="1.689cm" chart:style-name="ch3">
          <text:p>moyennage des distances</text:p>
        </chart:subtitle>
        <chart:legend chart:legend-position="end" svg:x="26.647cm" svg:y="8.898cm" style:legend-expansion="high" chart:style-name="ch4"/>
        <chart:plot-area chart:style-name="ch5" table:cell-range-address="Feuille1.A3:Feuille1.B33 Feuille1.A1:Feuille1.A1 Feuille1.D1:Feuille1.D1 Feuille1.E3:Feuille1.E33 Feuille1.B36:Feuille1.B36 Feuille1.C37:Feuille1.C37" chart:data-source-has-labels="row" svg:x="1.59cm" svg:y="2.759cm" svg:width="24.478cm" svg:height="15.264cm">
          <chartooo:coordinate-region svg:x="2.397cm" svg:y="2.958cm" svg:width="23.391cm" svg:height="14.418cm"/>
          <chart:axis chart:dimension="x" chart:name="primary-x" chart:style-name="ch6">
            <chart:title svg:x="13.706cm" svg:y="18.41cm" chart:style-name="ch7">
              <text:p>x</text:p>
            </chart:title>
          </chart:axis>
          <chart:axis chart:dimension="y" chart:name="primary-y" chart:style-name="ch6">
            <chart:title svg:x="0.451cm" svg:y="10.514cm" chart:style-name="ch8">
              <text:p>y</text:p>
            </chart:title>
            <chart:grid chart:style-name="ch9" chart:class="major"/>
          </chart:axis>
          <chart:series chart:style-name="ch10" chart:values-cell-range-address="Feuille1.B3:Feuille1.B33" chart:label-cell-address="Feuille1.A1:Feuille1.A1" chart:class="chart:scatter">
            <chart:domain table:cell-range-address="Feuille1.A3:Feuille1.A33"/>
            <chart:data-point chart:repeated="31"/>
          </chart:series>
          <chart:series chart:style-name="ch11" chart:values-cell-range-address="Feuille1.E3:Feuille1.E33" chart:label-cell-address="Feuille1.D1:Feuille1.D1" chart:class="chart:scatter">
            <chart:domain table:cell-range-address="Feuille1.D3:Feuille1.D33"/>
            <chart:data-point chart:repeated="31"/>
          </chart:series>
          <chart:series chart:style-name="ch12" chart:values-cell-range-address="Feuille1.C37:Feuille1.C37" chart:label-cell-address="Feuille1.B36:Feuille1.B36" chart:class="chart:scatter">
            <chart:domain table:cell-range-address="Feuille1.B37:Feuille1.B37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badge a</text:p>
                <draw:g>
                  <svg:desc>Feuille1.A1:Feuille1.A1</svg:desc>
                </draw:g>
              </table:table-cell>
              <table:table-cell office:value-type="string">
                <text:p>Colonne D</text:p>
              </table:table-cell>
              <table:table-cell office:value-type="string">
                <text:p>badge b</text:p>
                <draw:g>
                  <svg:desc>Feuille1.D1:Feuille1.D1</svg:desc>
                </draw:g>
              </table:table-cell>
              <table:table-cell office:value-type="string">
                <text:p/>
              </table:table-cell>
              <table:table-cell office:value-type="string">
                <text:p>badge reel</text:p>
                <draw:g>
                  <svg:desc>Feuille1.B36:Feuille1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2.95343">
                <text:p>532.95343</text:p>
                <draw:g>
                  <svg:desc>Feuille1.A3:Feuille1.A33</svg:desc>
                </draw:g>
              </table:table-cell>
              <table:table-cell office:value-type="float" office:value="630.000916">
                <text:p>630.000916</text:p>
                <draw:g>
                  <svg:desc>Feuille1.B3:Feuille1.B33</svg:desc>
                </draw:g>
              </table:table-cell>
              <table:table-cell office:value-type="float" office:value="562.576782">
                <text:p>562.576782</text:p>
                <draw:g>
                  <svg:desc>Feuille1.D3:Feuille1.D33</svg:desc>
                </draw:g>
              </table:table-cell>
              <table:table-cell office:value-type="float" office:value="634.072388">
                <text:p>634.072388</text:p>
                <draw:g>
                  <svg:desc>Feuille1.E3:Feuille1.E33</svg:desc>
                </draw:g>
              </table:table-cell>
              <table:table-cell office:value-type="float" office:value="661.26">
                <text:p>661.26</text:p>
                <draw:g>
                  <svg:desc>Feuille1.B37:Feuille1.B37</svg:desc>
                </draw:g>
              </table:table-cell>
              <table:table-cell office:value-type="float" office:value="670.65">
                <text:p>670.65</text:p>
                <draw:g>
                  <svg:desc>Feuille1.C37:Feuille1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1.920654">
                <text:p>681.920654</text:p>
              </table:table-cell>
              <table:table-cell office:value-type="float" office:value="650.63208">
                <text:p>650.63208</text:p>
              </table:table-cell>
              <table:table-cell office:value-type="float" office:value="515.748779">
                <text:p>515.748779</text:p>
              </table:table-cell>
              <table:table-cell office:value-type="float" office:value="655.75592">
                <text:p>655.75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6.674622">
                <text:p>676.674622</text:p>
              </table:table-cell>
              <table:table-cell office:value-type="float" office:value="657.115234">
                <text:p>657.115234</text:p>
              </table:table-cell>
              <table:table-cell office:value-type="float" office:value="507.635864">
                <text:p>507.635864</text:p>
              </table:table-cell>
              <table:table-cell office:value-type="float" office:value="606.387573">
                <text:p>606.387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5.64679">
                <text:p>675.64679</text:p>
              </table:table-cell>
              <table:table-cell office:value-type="float" office:value="660.528625">
                <text:p>660.528625</text:p>
              </table:table-cell>
              <table:table-cell office:value-type="float" office:value="660.549866">
                <text:p>660.549866</text:p>
              </table:table-cell>
              <table:table-cell office:value-type="float" office:value="644.531799">
                <text:p>644.53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8.030823">
                <text:p>678.030823</text:p>
              </table:table-cell>
              <table:table-cell office:value-type="float" office:value="659.43158">
                <text:p>659.43158</text:p>
              </table:table-cell>
              <table:table-cell office:value-type="float" office:value="580.960449">
                <text:p>580.960449</text:p>
              </table:table-cell>
              <table:table-cell office:value-type="float" office:value="664.393677">
                <text:p>664.393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6.510193">
                <text:p>676.510193</text:p>
              </table:table-cell>
              <table:table-cell office:value-type="float" office:value="654.748474">
                <text:p>654.748474</text:p>
              </table:table-cell>
              <table:table-cell office:value-type="float" office:value="577.111084">
                <text:p>577.111084</text:p>
              </table:table-cell>
              <table:table-cell office:value-type="float" office:value="611.179749">
                <text:p>611.179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6.174133">
                <text:p>676.174133</text:p>
              </table:table-cell>
              <table:table-cell office:value-type="float" office:value="659.217224">
                <text:p>659.217224</text:p>
              </table:table-cell>
              <table:table-cell office:value-type="float" office:value="660.703308">
                <text:p>660.703308</text:p>
              </table:table-cell>
              <table:table-cell office:value-type="float" office:value="604.973633">
                <text:p>604.973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.893677">
                <text:p>671.893677</text:p>
              </table:table-cell>
              <table:table-cell office:value-type="float" office:value="659.199646">
                <text:p>659.199646</text:p>
              </table:table-cell>
              <table:table-cell office:value-type="float" office:value="672.279541">
                <text:p>672.279541</text:p>
              </table:table-cell>
              <table:table-cell office:value-type="float" office:value="631.674011">
                <text:p>631.674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2.322937">
                <text:p>672.322937</text:p>
              </table:table-cell>
              <table:table-cell office:value-type="float" office:value="606.996582">
                <text:p>606.996582</text:p>
              </table:table-cell>
              <table:table-cell office:value-type="float" office:value="577.496765">
                <text:p>577.496765</text:p>
              </table:table-cell>
              <table:table-cell office:value-type="float" office:value="664.381287">
                <text:p>664.38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7.68512">
                <text:p>677.68512</text:p>
              </table:table-cell>
              <table:table-cell office:value-type="float" office:value="658.580261">
                <text:p>658.580261</text:p>
              </table:table-cell>
              <table:table-cell office:value-type="float" office:value="525.248657">
                <text:p>525.248657</text:p>
              </table:table-cell>
              <table:table-cell office:value-type="float" office:value="642.067505">
                <text:p>642.067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6.367859">
                <text:p>686.367859</text:p>
              </table:table-cell>
              <table:table-cell office:value-type="float" office:value="647.673584">
                <text:p>647.673584</text:p>
              </table:table-cell>
              <table:table-cell office:value-type="float" office:value="682.95166">
                <text:p>682.95166</text:p>
              </table:table-cell>
              <table:table-cell office:value-type="float" office:value="648.888733">
                <text:p>648.888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2.619568">
                <text:p>692.619568</text:p>
              </table:table-cell>
              <table:table-cell office:value-type="float" office:value="654.274414">
                <text:p>654.274414</text:p>
              </table:table-cell>
              <table:table-cell office:value-type="float" office:value="400.783112">
                <text:p>400.783112</text:p>
              </table:table-cell>
              <table:table-cell office:value-type="float" office:value="643.299255">
                <text:p>643.299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5.052002">
                <text:p>675.052002</text:p>
              </table:table-cell>
              <table:table-cell office:value-type="float" office:value="637.957458">
                <text:p>637.957458</text:p>
              </table:table-cell>
              <table:table-cell office:value-type="float" office:value="676.49884">
                <text:p>676.49884</text:p>
              </table:table-cell>
              <table:table-cell office:value-type="float" office:value="654.757874">
                <text:p>654.757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7.654053">
                <text:p>607.654053</text:p>
              </table:table-cell>
              <table:table-cell office:value-type="float" office:value="634.034912">
                <text:p>634.034912</text:p>
              </table:table-cell>
              <table:table-cell office:value-type="float" office:value="400.77594">
                <text:p>400.77594</text:p>
              </table:table-cell>
              <table:table-cell office:value-type="float" office:value="643.296387">
                <text:p>643.296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6.294861">
                <text:p>656.294861</text:p>
              </table:table-cell>
              <table:table-cell office:value-type="float" office:value="694.558655">
                <text:p>694.558655</text:p>
              </table:table-cell>
              <table:table-cell office:value-type="float" office:value="663.541626">
                <text:p>663.541626</text:p>
              </table:table-cell>
              <table:table-cell office:value-type="float" office:value="624.800232">
                <text:p>624.800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5.531555">
                <text:p>685.531555</text:p>
              </table:table-cell>
              <table:table-cell office:value-type="float" office:value="638.186951">
                <text:p>638.186951</text:p>
              </table:table-cell>
              <table:table-cell office:value-type="float" office:value="672.979675">
                <text:p>672.979675</text:p>
              </table:table-cell>
              <table:table-cell office:value-type="float" office:value="574.005066">
                <text:p>574.005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2.618286">
                <text:p>372.618286</text:p>
              </table:table-cell>
              <table:table-cell office:value-type="float" office:value="573.717407">
                <text:p>573.717407</text:p>
              </table:table-cell>
              <table:table-cell office:value-type="float" office:value="677.143982">
                <text:p>677.143982</text:p>
              </table:table-cell>
              <table:table-cell office:value-type="float" office:value="655.612671">
                <text:p>655.612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5.043762">
                <text:p>675.043762</text:p>
              </table:table-cell>
              <table:table-cell office:value-type="float" office:value="637.881531">
                <text:p>637.881531</text:p>
              </table:table-cell>
              <table:table-cell office:value-type="float" office:value="671.336426">
                <text:p>671.336426</text:p>
              </table:table-cell>
              <table:table-cell office:value-type="float" office:value="584.322937">
                <text:p>584.322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4.381836">
                <text:p>684.381836</text:p>
              </table:table-cell>
              <table:table-cell office:value-type="float" office:value="658.096985">
                <text:p>658.096985</text:p>
              </table:table-cell>
              <table:table-cell office:value-type="float" office:value="677.132629">
                <text:p>677.132629</text:p>
              </table:table-cell>
              <table:table-cell office:value-type="float" office:value="655.577271">
                <text:p>655.577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5.768616">
                <text:p>435.768616</text:p>
              </table:table-cell>
              <table:table-cell office:value-type="float" office:value="499.586853">
                <text:p>499.586853</text:p>
              </table:table-cell>
              <table:table-cell office:value-type="float" office:value="676.535706">
                <text:p>676.535706</text:p>
              </table:table-cell>
              <table:table-cell office:value-type="float" office:value="655.333557">
                <text:p>655.333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7.547668">
                <text:p>677.547668</text:p>
              </table:table-cell>
              <table:table-cell office:value-type="float" office:value="648.09491">
                <text:p>648.09491</text:p>
              </table:table-cell>
              <table:table-cell office:value-type="float" office:value="657.026611">
                <text:p>657.026611</text:p>
              </table:table-cell>
              <table:table-cell office:value-type="float" office:value="682.437012">
                <text:p>682.437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1.593384">
                <text:p>531.593384</text:p>
              </table:table-cell>
              <table:table-cell office:value-type="float" office:value="501.197815">
                <text:p>501.197815</text:p>
              </table:table-cell>
              <table:table-cell office:value-type="float" office:value="678.467285">
                <text:p>678.467285</text:p>
              </table:table-cell>
              <table:table-cell office:value-type="float" office:value="651.370789">
                <text:p>651.370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7.053894">
                <text:p>677.053894</text:p>
              </table:table-cell>
              <table:table-cell office:value-type="float" office:value="657.103577">
                <text:p>657.103577</text:p>
              </table:table-cell>
              <table:table-cell office:value-type="float" office:value="659.118958">
                <text:p>659.118958</text:p>
              </table:table-cell>
              <table:table-cell office:value-type="float" office:value="677.206909">
                <text:p>677.206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2.922363">
                <text:p>682.922363</text:p>
              </table:table-cell>
              <table:table-cell office:value-type="float" office:value="648.806702">
                <text:p>648.806702</text:p>
              </table:table-cell>
              <table:table-cell office:value-type="float" office:value="678.461731">
                <text:p>678.461731</text:p>
              </table:table-cell>
              <table:table-cell office:value-type="float" office:value="651.38916">
                <text:p>651.38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7.727112">
                <text:p>407.727112</text:p>
              </table:table-cell>
              <table:table-cell office:value-type="float" office:value="449.507904">
                <text:p>449.507904</text:p>
              </table:table-cell>
              <table:table-cell office:value-type="float" office:value="672.982361">
                <text:p>672.982361</text:p>
              </table:table-cell>
              <table:table-cell office:value-type="float" office:value="573.771484">
                <text:p>573.77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2.202148">
                <text:p>692.202148</text:p>
              </table:table-cell>
              <table:table-cell office:value-type="float" office:value="662.055603">
                <text:p>662.055603</text:p>
              </table:table-cell>
              <table:table-cell office:value-type="float" office:value="677.52533">
                <text:p>677.52533</text:p>
              </table:table-cell>
              <table:table-cell office:value-type="float" office:value="649.977539">
                <text:p>649.977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8.426483">
                <text:p>348.426483</text:p>
              </table:table-cell>
              <table:table-cell office:value-type="float" office:value="674.924927">
                <text:p>674.924927</text:p>
              </table:table-cell>
              <table:table-cell office:value-type="float" office:value="677.087769">
                <text:p>677.087769</text:p>
              </table:table-cell>
              <table:table-cell office:value-type="float" office:value="506.434021">
                <text:p>506.434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8.982727">
                <text:p>658.982727</text:p>
              </table:table-cell>
              <table:table-cell office:value-type="float" office:value="677.311218">
                <text:p>677.311218</text:p>
              </table:table-cell>
              <table:table-cell office:value-type="float" office:value="403.383942">
                <text:p>403.383942</text:p>
              </table:table-cell>
              <table:table-cell office:value-type="float" office:value="629.772278">
                <text:p>629.772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7.308289">
                <text:p>687.308289</text:p>
              </table:table-cell>
              <table:table-cell office:value-type="float" office:value="660.806213">
                <text:p>660.806213</text:p>
              </table:table-cell>
              <table:table-cell office:value-type="float" office:value="683.787598">
                <text:p>683.787598</text:p>
              </table:table-cell>
              <table:table-cell office:value-type="float" office:value="610.974792">
                <text:p>610.974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74.576904">
                <text:p>674.576904</text:p>
              </table:table-cell>
              <table:table-cell office:value-type="float" office:value="659.516174">
                <text:p>659.516174</text:p>
              </table:table-cell>
              <table:table-cell office:value-type="float" office:value="399.891022">
                <text:p>399.891022</text:p>
              </table:table-cell>
              <table:table-cell office:value-type="float" office:value="582.284058">
                <text:p>582.284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5.377991">
                <text:p>685.377991</text:p>
              </table:table-cell>
              <table:table-cell office:value-type="float" office:value="657.579407">
                <text:p>657.579407</text:p>
              </table:table-cell>
              <table:table-cell office:value-type="float" office:value="675.569275">
                <text:p>675.569275</text:p>
              </table:table-cell>
              <table:table-cell office:value-type="float" office:value="601.085083">
                <text:p>601.085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